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officeooo:rsid="00105b18" officeooo:paragraph-rsid="00105b18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1a633" officeooo:paragraph-rsid="00105b18" style:font-size-asian="28pt" style:font-size-complex="3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dc368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edc3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dc368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edc3c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efd95" officeooo:paragraph-rsid="001efd9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efd95" officeooo:paragraph-rsid="001efd95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06eb2" officeooo:paragraph-rsid="00206eb2" style:font-size-asian="20pt" style:font-weight-asian="bold" style:font-size-complex="20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1ff05" officeooo:paragraph-rsid="0021ff05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1ff05" officeooo:paragraph-rsid="0021ff0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2pt" officeooo:rsid="0014ca3b" officeooo:paragraph-rsid="0014ca3b" style:font-size-asian="28pt" style:font-size-complex="32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d648" officeooo:paragraph-rsid="0011a63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de4" officeooo:paragraph-rsid="0016fde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de4" officeooo:paragraph-rsid="001dc36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6eb2" officeooo:paragraph-rsid="00206eb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6eb2" officeooo:paragraph-rsid="0021f49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2e17" officeooo:paragraph-rsid="00252e1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21e0" officeooo:paragraph-rsid="002821e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6e57" officeooo:paragraph-rsid="00286e5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b5c5" officeooo:paragraph-rsid="0028b5c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6e64" officeooo:paragraph-rsid="002b6e6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603d" officeooo:paragraph-rsid="002d603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ff05" officeooo:paragraph-rsid="0021ff0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ff05" officeooo:paragraph-rsid="003213f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21e0" officeooo:paragraph-rsid="002821e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24pt" officeooo:rsid="00195f00" officeooo:paragraph-rsid="00195f00" style:font-size-asian="24pt" style:font-size-complex="24pt"/>
    </style:style>
    <style:style style:name="P29" style:family="paragraph" style:parent-style-name="Standard">
      <style:paragraph-properties fo:text-align="center" style:justify-single-word="false"/>
      <style:text-properties fo:font-size="12pt" officeooo:paragraph-rsid="00105b18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6fde4" officeooo:paragraph-rsid="001dc368" style:font-size-asian="14pt" style:font-weight-asian="normal" style:font-size-complex="14pt" style:font-weight-complex="normal"/>
    </style:style>
    <style:style style:name="T1" style:family="text">
      <style:text-properties officeooo:rsid="001adb2d"/>
    </style:style>
    <style:style style:name="T2" style:family="text">
      <style:text-properties officeooo:rsid="001dc368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edc3c"/>
    </style:style>
    <style:style style:name="T5" style:family="text">
      <style:text-properties officeooo:rsid="001f862d"/>
    </style:style>
    <style:style style:name="T6" style:family="text">
      <style:text-properties officeooo:rsid="0021f49a"/>
    </style:style>
    <style:style style:name="T7" style:family="text">
      <style:text-properties officeooo:rsid="0023a947"/>
    </style:style>
    <style:style style:name="T8" style:family="text">
      <style:text-properties officeooo:rsid="00273cce"/>
    </style:style>
    <style:style style:name="T9" style:family="text">
      <style:text-properties officeooo:rsid="002821e0"/>
    </style:style>
    <style:style style:name="T10" style:family="text">
      <style:text-properties officeooo:rsid="0028b5c5"/>
    </style:style>
    <style:style style:name="T11" style:family="text">
      <style:text-properties officeooo:rsid="0028cb64"/>
    </style:style>
    <style:style style:name="T12" style:family="text">
      <style:text-properties officeooo:rsid="002ac555"/>
    </style:style>
    <style:style style:name="T13" style:family="text">
      <style:text-properties officeooo:rsid="002b6e64"/>
    </style:style>
    <style:style style:name="T14" style:family="text">
      <style:text-properties officeooo:rsid="002d603d"/>
    </style:style>
    <style:style style:name="T15" style:family="text">
      <style:text-properties officeooo:rsid="002d7712"/>
    </style:style>
    <style:style style:name="T16" style:family="text">
      <style:text-properties officeooo:rsid="003213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Growth</text:p>
      <text:p text:style-name="P28">thème : la croissa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9"><text:span text:style-name="T3"/></text:p>
      <text:list xml:id="list2743572906554089733" text:style-name="L1">
        <text:list-item>
          <text:p text:style-name="P4"><text:soft-page-break/>Courte Description :</text:p>
        </text:list-item>
      </text:list>
      <text:p text:style-name="P14"/>
      <text:p text:style-name="P14"/>
      <text:p text:style-name="P16">Jeu de plate Forme 2D, monde ouvert, où on incarne un petit héro végétale (acorn<text:span text:style-name="T5">ma</text:span>n). <text:span text:style-name="T2">On doit ramener des glands magiques au arbre sage centrale de la map.</text:span></text:p>
      <text:p text:style-name="P16"/>
      <text:p text:style-name="P17">Genre : plate forme / action / aventure / exploration.</text:p>
      <text:p text:style-name="P17"/>
      <text:p text:style-name="P17"/>
      <text:p text:style-name="P18">Monde : <text:s text:c="2"/>ouvert, 2D , peu inclure de la fausse 3D en arrière plan ; <text:span text:style-name="T6">Fonctionne sur un système de tableau.</text:span></text:p>
      <text:p text:style-name="P30"/>
      <text:list xml:id="list182624519472831" text:continue-numbering="true" text:style-name="L1">
        <text:list-item>
          <text:p text:style-name="P4">Mécaniques de jeu :</text:p>
          <text:p text:style-name="P10"/>
        </text:list-item>
      </text:list>
      <text:p text:style-name="P17"><text:span text:style-name="T15">L</text:span>e je<text:span text:style-name="T6">u se base sur une mécanique d’évolution : du personnage, de l’arbre centrale et du décors. Le personnage jouable incarnée par acornman possède un set d’action de base et va pouvoir améliorer son set d’action en ramenant des glands à l’arbre centrale. </text:span></text:p>
      <text:p text:style-name="P6"/>
      <text:p text:style-name="P6"/>
      <text:list xml:id="list182624693416399" text:continue-numbering="true" text:style-name="L1">
        <text:list-item>
          <text:p text:style-name="P5"><text:span text:style-name="T4">Univers du jeu</text:span> :</text:p>
        </text:list-item>
      </text:list>
      <text:p text:style-name="P7"/>
      <text:p text:style-name="P16"><text:span text:style-name="T7">Acorman v</text:span>it dans une vallée avec les autres villageois et l’arbre centrale, <text:span text:style-name="T1">le père vénérable de tout les acornois. Un jour des méchants vont enlever tout les acornois et les glands magiques du sargbe(fr)/sautreege(en). Et l’arbre se retrouver tellement affaiblit qui est obliger de devenir une simple pousse. Pour l’aider acorMan, qui a aussi subit quelque changement va devoir ramener les glands au « père ». A chaque gland ramené, une étape de plus à l’arbre pour retrouver son état d’origine.</text:span></text:p>
      <text:p text:style-name="P15"><text:s/></text:p>
      <text:list xml:id="list182623614782283" text:continue-numbering="true" text:style-name="L1">
        <text:list-item>
          <text:p text:style-name="P8">Aspect artistique :</text:p>
        </text:list-item>
      </text:list>
      <text:p text:style-name="P9"/>
      <text:p text:style-name="P19">Beaucoup de jeu de mot sur les nom.</text:p>
      <text:p text:style-name="P19"/>
      <text:p text:style-name="P22">Trois panels de couleurs :</text:p>
      <text:p text:style-name="P20">- <text:span text:style-name="T10">Un u</text:span>nivers très verdoyant <text:span text:style-name="T10">se passant dans une forêt → vert, cyan, violet.</text:span></text:p>
      <text:p text:style-name="P20">- Les ennemis et les obstacles dangereux doivent <text:span text:style-name="T11">être </text:span>contrasté avec ce panel de couleurs pour être facilement repérables →<text:span text:style-name="T12"> grisâtre, rouge.</text:span></text:p>
      <text:p text:style-name="P22">- <text:span text:style-name="T13">Personnage jouable et PNG non agressif → vert bleuté, habit jaune pour PNG et marron pour le perso.</text:span></text:p>
      <text:p text:style-name="P22"/>
      <text:p text:style-name="P23">Arrière plan <text:span text:style-name="T14">à peine flouté pour mettre en valeur l’avant plan.</text:span></text:p>
      <text:p text:style-name="P23"/>
      <text:p text:style-name="P24">De même plusieurs plan de dessin :</text:p>
      <text:p text:style-name="P24">- Arrière plan lointain</text:p>
      <text:p text:style-name="P24">- Arrière plan proche</text:p>
      <text:p text:style-name="P24">- Le plan de personnage et des obstacles/ennemis</text:p>
      <text:p text:style-name="P24">- Avant plan près du pers.</text:p>
      <text:p text:style-name="P24">- Avant plan près de la caméra.</text:p>
      <text:p text:style-name="P20"/>
      <text:p text:style-name="P21">Design du jeu au début en pixel-art puis évolution vers du flat-Design.</text:p>
      <text:p text:style-name="P20"/>
      <text:p text:style-name="P9"/>
      <text:list xml:id="list182624234220950" text:continue-numbering="true" text:style-name="L1">
        <text:list-item>
          <text:p text:style-name="P11"><text:soft-page-break/>Objectifs fin de la semaine :</text:p>
        </text:list-item>
      </text:list>
      <text:p text:style-name="P12"/>
      <text:p text:style-name="P25">- Faire un personnage jouable <text:span text:style-name="T9">avec comme set de mouvement au maximum :</text:span></text:p>
      <text:p text:style-name="P27"><text:tab/>(déplacement droite, gauche, <text:span text:style-name="T16">saut, attaque)</text:span></text:p>
      <text:p text:style-name="P25">- Inclure quelque <text:span text:style-name="T9">textures.</text:span></text:p>
      <text:p text:style-name="P26">- Système de tile et de map facilement <text:span text:style-name="T8">faisa</text:span>ble ;</text:p>
      <text:p text:style-name="P26">- <text:span text:style-name="T16">Touche changeable ;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28:12.530000000</meta:creation-date>
    <meta:generator>LibreOffice/5.1.6.2$Windows_x86 LibreOffice_project/07ac168c60a517dba0f0d7bc7540f5afa45f0909</meta:generator>
    <dc:date>2018-05-01T18:26:23.223000000</dc:date>
    <meta:editing-duration>PT5H12M8S</meta:editing-duration>
    <meta:editing-cycles>31</meta:editing-cycles>
    <meta:document-statistic meta:table-count="0" meta:image-count="0" meta:object-count="0" meta:page-count="4" meta:paragraph-count="31" meta:word-count="376" meta:character-count="2113" meta:non-whitespace-character-count="1767"/>
  </office:meta>
</office:document-meta>
</file>